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textarea-horizontal-align="justify" draw:textarea-vertical-align="middle" draw:auto-grow-height="false" fo:min-height="6.1cm" fo:min-width="16.01cm"/>
    </style:style>
    <style:style style:name="gr2" style:family="graphic" style:parent-style-name="standard">
      <style:graphic-properties svg:stroke-color="#1c1c1c" draw:fill-color="#e8a202" draw:textarea-horizontal-align="justify" draw:textarea-vertical-align="middle" draw:auto-grow-height="false" fo:min-height="6.417cm" fo:min-width="17.915cm"/>
    </style:style>
    <style:style style:name="gr3" style:family="graphic" style:parent-style-name="standard">
      <style:graphic-properties svg:stroke-color="#1c1c1c" draw:fill-color="#77bc65" draw:textarea-horizontal-align="justify" draw:textarea-vertical-align="middle" draw:auto-grow-height="false" fo:min-height="1.973cm" fo:min-width="17.915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solid" svg:stroke-color="#1c1c1c" draw:fill="none" draw:fill-color="#ffffff" fo:min-height="1.337cm"/>
      <style:paragraph-properties style:writing-mode="lr-tb"/>
    </style:style>
    <style:style style:name="gr6" style:family="graphic" style:parent-style-name="standard">
      <style:graphic-properties draw:stroke="solid" svg:stroke-width="0.051cm" svg:stroke-color="#1c1c1c" draw:marker-start-width="0.279cm" draw:marker-end-width="0.279cm" draw:fill="none" draw:fill-color="#ffffff" fo:min-height="0.38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1c1c1c" draw:marker-start-width="0.279cm" draw:marker-end-width="0.279cm" draw:fill="none" draw:fill-color="#ffffff" fo:min-height="0.38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solid" svg:stroke-width="0.051cm" svg:stroke-color="#1c1c1c" draw:marker-start-width="0.279cm" draw:marker-end-width="0.279cm" draw:fill="none" draw:fill-color="#ffffff" fo:min-height="0.33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solid" svg:stroke-color="#333333" draw:fill="none" draw:fill-color="#ffffff" fo:min-height="0.433cm"/>
      <style:paragraph-properties style:writing-mode="lr-tb"/>
    </style:style>
    <style:style style:name="gr10" style:family="graphic" style:parent-style-name="objectwithoutfill">
      <style:graphic-properties svg:stroke-width="0.051cm" svg:stroke-color="#333333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224b12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224b12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224b12" draw:marker-start-width="0.279cm" draw:marker-end-width="0.279cm" draw:fill="none" draw:fill-color="#ffffff" fo:min-height="0.433cm" fo:padding-top="0.15cm" fo:padding-bottom="0.15cm" fo:padding-left="0.275cm" fo:padding-right="0.275cm"/>
      <style:paragraph-properties style:writing-mode="lr-tb"/>
    </style:style>
    <style:style style:name="gr14" style:family="graphic" style:parent-style-name="objectwithoutfill">
      <style:graphic-properties svg:stroke-width="0.051cm" svg:stroke-color="#224b12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395511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solid" svg:stroke-color="#1c1c1c" draw:fill="none" draw:fill-color="#ffffff" fo:min-height="3.025cm"/>
      <style:paragraph-properties style:writing-mode="lr-tb"/>
    </style:style>
    <style:style style:name="gr18" style:family="graphic" style:parent-style-name="objectwithoutfill">
      <style:graphic-properties svg:stroke-width="0.051cm" svg:stroke-color="#ff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ff0000" draw:marker-start-width="0.279cm" draw:marker-end-width="0.279cm" draw:fill="none" draw:fill-color="#ffffff" fo:min-height="0.433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solid" svg:stroke-color="#1c1c1c" draw:fill="none" draw:fill-color="#ffffff" fo:min-height="3.878cm"/>
      <style:paragraph-properties style:writing-mode="lr-tb"/>
    </style:style>
    <style:style style:name="gr22" style:family="graphic" style:parent-style-name="standard">
      <style:graphic-properties draw:stroke="solid" svg:stroke-width="0.051cm" svg:stroke-color="#1c1c1c" draw:marker-start-width="0.279cm" draw:marker-end-width="0.279cm" draw:fill="none" draw:fill-color="#ffffff" draw:textarea-vertical-align="middle" fo:min-height="0.653cm" fo:padding-top="0.15cm" fo:padding-bottom="0.15cm" fo:padding-left="0.275cm" fo:padding-right="0.275cm"/>
      <style:paragraph-properties style:writing-mode="lr-tb"/>
    </style:style>
    <style:style style:name="gr23" style:family="graphic" style:parent-style-name="objectwithoutfill">
      <style:graphic-properties svg:stroke-width="0.051cm" svg:stroke-color="#333333" draw:marker-start-width="0.279cm" draw:marker-end="Arrowheads_20_5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color="#1c1c1c" draw:fill="none" draw:fill-color="#ffffff" draw:textarea-vertical-align="middle" fo:min-height="0.067cm"/>
      <style:paragraph-properties style:writing-mode="lr-tb"/>
    </style:style>
    <style:style style:name="gr25" style:family="graphic" style:parent-style-name="standard">
      <style:graphic-properties draw:stroke="solid" svg:stroke-color="#1c1c1c" draw:fill="none" draw:fill-color="#ffffff" fo:min-height="1.972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1c1c1c" draw:marker-start-width="0.279cm" draw:marker-end-width="0.279cm" draw:fill="none" draw:fill-color="#ffffff" draw:textarea-vertical-align="middle" fo:min-height="1.175cm" fo:padding-top="0.15cm" fo:padding-bottom="0.15cm" fo:padding-left="0.275cm" fo:padding-right="0.275cm"/>
      <style:paragraph-properties style:writing-mode="lr-tb"/>
    </style:style>
    <style:style style:name="gr27" style:family="graphic" style:parent-style-name="objectwithoutfill">
      <style:graphic-properties svg:stroke-width="0.051cm" svg:stroke-color="#1c1c1c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1c1c1c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1c1c1c" draw:marker-start-width="0.279cm" draw:marker-end="Arrowheads_20_7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e8a202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style:text-underline-style="none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1pt" fo:font-style="normal" style:font-size-asian="11pt" style:font-style-asian="normal" style:font-size-complex="11pt" style:font-style-complex="normal"/>
    </style:style>
    <style:style style:name="T2" style:family="text">
      <style:text-properties fo:font-size="11pt" fo:font-style="italic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8" style:family="text">
      <style:text-properties fo:font-size="11pt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9" style:family="text">
      <style:text-properties fo:font-size="11pt" style:text-underline-style="none" style:font-size-asian="11pt" style:font-style-asian="normal" style:font-size-complex="11pt" style:font-style-complex="normal"/>
    </style:style>
    <style:style style:name="T10" style:family="text">
      <style:text-properties fo:font-size="8pt" style:text-underline-style="none" style:font-size-asian="8pt" style:font-style-asian="normal" style:font-size-complex="8pt" style:font-style-complex="normal"/>
    </style:style>
    <style:style style:name="T11" style:family="text">
      <style:text-properties fo:font-size="11pt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8pt" fo:font-style="normal" style:font-size-asian="8pt" style:font-style-asian="normal" style:font-size-complex="8pt" style:font-style-complex="normal"/>
    </style:style>
    <style:style style:name="T13" style:family="text">
      <style:text-properties fo:font-size="10pt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6.35cm" svg:x="1.635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15cm" svg:height="6.667cm" svg:x="1.635cm" svg:y="18.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15cm" svg:height="2.223cm" svg:x="1.635cm" svg:y="3.85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525cm" svg:height="1.673cm" svg:x="6.397cm" svg:y="25.755cm">
          <draw:text-box>
            <text:p text:style-name="P1">Server(s) to be monitored</text:p>
          </draw:text-box>
        </draw:frame>
        <draw:frame draw:style-name="gr5" draw:text-style-name="P5" draw:layer="layout" svg:width="4.762cm" svg:height="1.587cm" svg:x="15.287cm" svg:y="23.86cm">
          <draw:text-box>
            <text:p><text:span text:style-name="T1">tmp/net_metrics.txt</text:span></text:p>
            <text:p><text:span text:style-name="T1"/></text:p>
            <text:p><text:span text:style-name="T1">tmp</text:span><text:span text:style-name="T2">/</text:span><text:span text:style-name="T3">get_cpu_peaks.txt</text:span></text:p>
          </draw:text-box>
        </draw:frame>
        <draw:frame draw:style-name="gr6" draw:text-style-name="P7" draw:layer="layout" svg:width="6.35cm" svg:height="0.733cm" svg:x="1.635cm" svg:y="18.78cm">
          <draw:text-box>
            <text:p text:style-name="P6"><text:span text:style-name="T4">usr/local/bin/</text:span><text:span text:style-name="T4">perfmon.sh</text:span></text:p>
          </draw:text-box>
        </draw:frame>
        <draw:frame draw:style-name="gr7" draw:text-style-name="P5" draw:layer="layout" svg:width="4.127cm" svg:height="0.733cm" svg:x="7.985cm" svg:y="18.78cm">
          <draw:text-box>
            <text:p><text:span text:style-name="T3">crontab 1m </text:span><text:span text:style-name="T3">interval</text:span></text:p>
          </draw:text-box>
        </draw:frame>
        <draw:frame draw:style-name="gr8" draw:text-style-name="P9" draw:layer="layout" svg:width="6.032cm" svg:height="0.712cm" svg:x="1.635cm" svg:y="23.225cm">
          <draw:text-box>
            <text:p text:style-name="P8"><text:span text:style-name="T5">usr/</text:span><text:span text:style-name="T5">loca</text:span><text:span text:style-name="T5">l/</text:span><text:span text:style-name="T5">bin/</text:span><text:span text:style-name="T5">get</text:span><text:span text:style-name="T5">_cp</text:span><text:span text:style-name="T5">u_p</text:span><text:span text:style-name="T5">eak</text:span><text:span text:style-name="T5">s.sh</text:span></text:p>
          </draw:text-box>
        </draw:frame>
        <draw:frame draw:style-name="gr9" draw:text-style-name="P5" draw:layer="layout" svg:width="3.492cm" svg:height="0.683cm" svg:x="1.635cm" svg:y="21.272cm">
          <draw:text-box>
            <text:p><text:span text:style-name="T6">checks </text:span><text:span text:style-name="T6">for.../starts</text:span></text:p>
          </draw:text-box>
        </draw:frame>
        <draw:line draw:style-name="gr10" draw:text-style-name="P10" draw:layer="layout" svg:x1="3.222cm" svg:y1="19.463cm" svg:x2="3.222cm" svg:y2="21.32cm">
          <text:p/>
        </draw:line>
        <draw:line draw:style-name="gr10" draw:text-style-name="P10" draw:layer="layout" svg:x1="3.222cm" svg:y1="21.955cm" svg:x2="3.222cm" svg:y2="23.226cm">
          <text:p/>
        </draw:line>
        <draw:frame draw:style-name="gr8" draw:text-style-name="P5" draw:layer="layout" svg:width="3.175cm" svg:height="0.733cm" svg:x="7.667cm" svg:y="23.225cm">
          <draw:text-box>
            <text:p><text:span text:style-name="T3">runs </text:span><text:span text:style-name="T3">constan</text:span><text:span text:style-name="T3">tly</text:span></text:p>
          </draw:text-box>
        </draw:frame>
        <draw:line draw:style-name="gr11" draw:text-style-name="P10" draw:layer="layout" svg:x1="4.81cm" svg:y1="25.13cm" svg:x2="15.287cm" svg:y2="25.13cm">
          <text:p/>
        </draw:line>
        <draw:line draw:style-name="gr12" draw:text-style-name="P10" draw:layer="layout" svg:x1="4.786cm" svg:y1="25.154cm" svg:x2="4.786cm" svg:y2="23.884cm">
          <text:p/>
        </draw:line>
        <draw:frame draw:style-name="gr13" draw:text-style-name="P5" draw:layer="layout" svg:width="2.858cm" svg:height="0.733cm" svg:x="11.477cm" svg:y="24.397cm">
          <draw:text-box>
            <text:p><text:span text:style-name="T3">writes to tmp</text:span></text:p>
          </draw:text-box>
        </draw:frame>
        <draw:line draw:style-name="gr14" draw:text-style-name="P10" draw:layer="layout" svg:x1="15.605cm" svg:y1="20.685cm" svg:x2="15.605cm" svg:y2="23.86cm">
          <text:p/>
        </draw:line>
        <draw:line draw:style-name="gr12" draw:text-style-name="P10" draw:layer="layout" svg:x1="15.605cm" svg:y1="20.685cm" svg:x2="7.032cm" svg:y2="20.685cm">
          <text:p/>
        </draw:line>
        <draw:frame draw:style-name="gr13" draw:text-style-name="P5" draw:layer="layout" svg:width="2.858cm" svg:height="0.733cm" svg:x="12.747cm" svg:y="19.952cm">
          <draw:text-box>
            <text:p><text:span text:style-name="T3">writes to tmp</text:span></text:p>
          </draw:text-box>
        </draw:frame>
        <draw:line draw:style-name="gr15" draw:text-style-name="P10" draw:layer="layout" svg:x1="7.032cm" svg:y1="20.709cm" svg:x2="7.032cm" svg:y2="19.439cm">
          <text:p/>
        </draw:line>
        <draw:frame draw:style-name="gr16" draw:text-style-name="P4" draw:layer="layout" svg:width="6.985cm" svg:height="0.962cm" svg:x="7.35cm" svg:y="15.714cm">
          <draw:text-box>
            <text:p text:style-name="P1">syslog/net services</text:p>
          </draw:text-box>
        </draw:frame>
        <draw:frame draw:style-name="gr17" draw:text-style-name="P5" draw:layer="layout" svg:width="2.54cm" svg:height="3.275cm" svg:x="17.51cm" svg:y="18.78cm">
          <draw:text-box>
            <text:p><text:span text:style-name="T7">Utilities:</text:span></text:p>
            <text:p><text:span text:style-name="T1">sysstat</text:span></text:p>
            <text:p><text:span text:style-name="T1">procps</text:span></text:p>
            <text:p><text:span text:style-name="T1">ethtool</text:span></text:p>
            <text:p><text:span text:style-name="T1">lm-sensors</text:span></text:p>
            <text:p><text:span text:style-name="T1"/></text:p>
          </draw:text-box>
        </draw:frame>
        <draw:line draw:style-name="gr18" draw:text-style-name="P10" draw:layer="layout" svg:x1="5.762cm" svg:y1="22.272cm" svg:x2="5.762cm" svg:y2="19.557cm">
          <text:p/>
        </draw:line>
        <draw:line draw:style-name="gr19" draw:text-style-name="P10" draw:layer="layout" svg:x1="5.762cm" svg:y1="22.272cm" svg:x2="13.382cm" svg:y2="22.272cm">
          <text:p/>
        </draw:line>
        <draw:line draw:style-name="gr19" draw:text-style-name="P10" draw:layer="layout" svg:x1="15.287cm" svg:y1="25.13cm" svg:x2="13.382cm" svg:y2="22.272cm">
          <text:p/>
        </draw:line>
        <draw:line draw:style-name="gr19" draw:text-style-name="P10" draw:layer="layout" svg:x1="15.287cm" svg:y1="24.177cm" svg:x2="13.382cm" svg:y2="22.272cm">
          <text:p/>
        </draw:line>
        <draw:frame draw:style-name="gr20" draw:text-style-name="P5" draw:layer="layout" svg:width="3.493cm" svg:height="0.733cm" svg:x="9.255cm" svg:y="21.539cm">
          <draw:text-box>
            <text:p><text:span text:style-name="T3">reads back </text:span><text:span text:style-name="T3">from</text:span></text:p>
          </draw:text-box>
        </draw:frame>
        <draw:frame draw:style-name="gr21" draw:text-style-name="P5" draw:layer="layout" svg:width="5.398cm" svg:height="4.128cm" svg:x="6.435cm" svg:y="11.477cm">
          <draw:text-box>
            <text:p><text:span text:style-name="T7">/etc</text:span><text:span text:style-name="T8">/rsyslog.conf:</text:span></text:p>
            <text:p><text:span text:style-name="T9"/></text:p>
            <text:p><text:span text:style-name="T10"># provides UDP syslog reception</text:span></text:p>
            <text:p><text:span text:style-name="T10">module(load="imudp")</text:span></text:p>
            <text:p><text:span text:style-name="T10">input(type="imudp" port="514")</text:span></text:p>
            <text:p><text:span text:style-name="T9"/></text:p>
            <text:p><text:span text:style-name="T10"># provides TCP syslog reception</text:span></text:p>
            <text:p><text:span text:style-name="T10">module(load="imtcp")</text:span></text:p>
            <text:p><text:span text:style-name="T10">input(type="imtcp" port="514")</text:span></text:p>
            <text:p><text:span text:style-name="T1"/></text:p>
          </draw:text-box>
        </draw:frame>
        <draw:frame draw:style-name="gr22" draw:text-style-name="P7" draw:layer="layout" svg:width="4.445cm" svg:height="0.953cm" svg:x="1.635cm" svg:y="14.652cm">
          <draw:text-box>
            <text:p text:style-name="P6"><text:span text:style-name="T4">/var/</text:span><text:span text:style-name="T11">log/syslog</text:span></text:p>
          </draw:text-box>
        </draw:frame>
        <draw:line draw:style-name="gr23" draw:text-style-name="P10" draw:layer="layout" svg:x1="3.222cm" svg:y1="18.78cm" svg:x2="3.222cm" svg:y2="15.605cm">
          <text:p/>
        </draw:line>
        <draw:frame draw:style-name="gr24" draw:text-style-name="P12" draw:layer="layout" svg:width="1.588cm" svg:height="1.001cm" svg:x="1.634cm" svg:y="16.826cm">
          <draw:text-box>
            <text:p text:style-name="P11"><text:span text:style-name="T10">port </text:span><text:span text:style-name="T10">514</text:span></text:p>
            <text:p text:style-name="P11"><text:span text:style-name="T1"/></text:p>
          </draw:text-box>
        </draw:frame>
        <draw:frame draw:style-name="gr25" draw:text-style-name="P5" draw:layer="layout" svg:width="15.24cm" svg:height="2.222cm" svg:x="1.635cm" svg:y="9.255cm">
          <draw:text-box>
            <text:p><text:span text:style-name="T10"/></text:p>
            <text:p><text:span text:style-name="T12">Jan 16 20:02:02 proxmox2 </text:span><text:span text:style-name="T12">root </text:span><text:span text:style-name="T12">host=proxmox2,timestamp=</text:span><text:span text:style-name="T12">2025-01-16 </text:span><text:span text:style-name="T12">20:02:02,cpu_inst_util=.75,c</text:span><text:span text:style-name="T12">pu_avg_util=1.35,cpu_max_</text:span><text:span text:style-name="T12">util=4.53,cpu_inst_temp=38.</text:span><text:span text:style-name="T12">0°C,cpu_avg_temp=39.16°</text:span><text:span text:style-name="T12">C,cpu_max_temp=41.0°C,di</text:span><text:span text:style-name="T12">sk_usage=56%,ram_usage</text:span><text:span text:style-name="T12">=74%,tx_bytes=10429,rx_b</text:span><text:span text:style-name="T12">ytes=28037,cpu_meas_per</text:span><text:span text:style-name="T12">_min=53</text:span></text:p>
            <text:p><text:span text:style-name="T1"/></text:p>
          </draw:text-box>
        </draw:frame>
        <draw:frame draw:style-name="gr16" draw:text-style-name="P4" draw:layer="layout" svg:width="6.985cm" svg:height="0.962cm" svg:x="7.35cm" svg:y="6.07cm">
          <draw:text-box>
            <text:p text:style-name="P1">Postgrsql database</text:p>
          </draw:text-box>
        </draw:frame>
        <draw:frame draw:style-name="gr26" draw:text-style-name="P5" draw:layer="layout" svg:width="3.493cm" svg:height="1.521cm" svg:x="14.652cm" svg:y="12.382cm">
          <draw:text-box>
            <text:p><text:span text:style-name="T13">python ETL agent</text:span></text:p>
            <text:p><text:span text:style-name="T1"/></text:p>
          </draw:text-box>
        </draw:frame>
        <draw:line draw:style-name="gr27" draw:text-style-name="P10" draw:layer="layout" svg:x1="12.112cm" svg:y1="13.065cm" svg:x2="14.652cm" svg:y2="13.065cm">
          <text:p/>
        </draw:line>
        <draw:line draw:style-name="gr28" draw:text-style-name="P10" draw:layer="layout" svg:x1="12.139cm" svg:y1="13.042cm" svg:x2="12.139cm" svg:y2="11.454cm">
          <text:p/>
        </draw:line>
        <draw:line draw:style-name="gr29" draw:text-style-name="P10" draw:layer="layout" svg:x1="19.097cm" svg:y1="13.065cm" svg:x2="19.097cm" svg:y2="6.08cm">
          <text:p/>
        </draw:line>
        <draw:line draw:style-name="gr28" draw:text-style-name="P10" draw:layer="layout" svg:x1="18.145cm" svg:y1="13.065cm" svg:x2="19.097cm" svg:y2="13.064cm">
          <text:p/>
        </draw:line>
        <draw:line draw:style-name="gr23" draw:text-style-name="P10" draw:layer="layout" svg:x1="3.222cm" svg:y1="14.652cm" svg:x2="3.22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6T18:52:51.442393453</meta:creation-date>
    <dc:date>2025-01-16T20:16:41.971774567</dc:date>
    <meta:editing-duration>PT50M36S</meta:editing-duration>
    <meta:editing-cycles>17</meta:editing-cycles>
    <meta:generator>LibreOffice/7.3.7.2$Linux_X86_64 LibreOffice_project/30$Build-2</meta:generator>
    <meta:document-statistic meta:object-count="38"/>
  </office:meta>
</office:document-meta>
</file>